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04b5c" officeooo:paragraph-rsid="00404b5c"/>
    </style:style>
    <style:style style:name="P2" style:family="paragraph" style:parent-style-name="Standard">
      <style:text-properties fo:language="en" fo:country="US" officeooo:rsid="00072c5d" officeooo:paragraph-rsid="00072c5d"/>
    </style:style>
    <style:style style:name="P3" style:family="paragraph" style:parent-style-name="Standard">
      <style:text-properties fo:language="en" fo:country="US" officeooo:rsid="00072c5d" officeooo:paragraph-rsid="0010a8cd"/>
    </style:style>
    <style:style style:name="P4" style:family="paragraph" style:parent-style-name="Standard">
      <style:text-properties fo:language="en" fo:country="US" officeooo:rsid="00072c5d" officeooo:paragraph-rsid="00150861"/>
    </style:style>
    <style:style style:name="P5" style:family="paragraph" style:parent-style-name="Standard">
      <style:text-properties fo:language="en" fo:country="US" officeooo:rsid="00072c5d" officeooo:paragraph-rsid="0030da8c"/>
    </style:style>
    <style:style style:name="P6" style:family="paragraph" style:parent-style-name="Standard">
      <style:text-properties fo:language="en" fo:country="US" officeooo:rsid="0007fde9" officeooo:paragraph-rsid="0007fde9"/>
    </style:style>
    <style:style style:name="P7" style:family="paragraph" style:parent-style-name="Standard">
      <style:text-properties fo:language="en" fo:country="US" officeooo:rsid="0007fde9" officeooo:paragraph-rsid="00150861"/>
    </style:style>
    <style:style style:name="P8" style:family="paragraph" style:parent-style-name="Standard">
      <style:text-properties fo:language="en" fo:country="US" officeooo:rsid="0007fde9" officeooo:paragraph-rsid="001da73e"/>
    </style:style>
    <style:style style:name="P9" style:family="paragraph" style:parent-style-name="Standard">
      <style:text-properties fo:language="en" fo:country="US" officeooo:rsid="00086ef0" officeooo:paragraph-rsid="000a32b0"/>
    </style:style>
    <style:style style:name="P10" style:family="paragraph" style:parent-style-name="Standard">
      <style:text-properties fo:language="en" fo:country="US" officeooo:rsid="00086ef0" officeooo:paragraph-rsid="000a4a84"/>
    </style:style>
    <style:style style:name="P11" style:family="paragraph" style:parent-style-name="Standard">
      <style:text-properties fo:language="en" fo:country="US" officeooo:rsid="00086ef0" officeooo:paragraph-rsid="00150861"/>
    </style:style>
    <style:style style:name="P12" style:family="paragraph" style:parent-style-name="Standard">
      <style:text-properties fo:language="en" fo:country="US" officeooo:rsid="00086ef0" officeooo:paragraph-rsid="0015c7b4"/>
    </style:style>
    <style:style style:name="P13" style:family="paragraph" style:parent-style-name="Standard">
      <style:text-properties fo:language="en" fo:country="US" officeooo:rsid="00086ef0" officeooo:paragraph-rsid="0020f940"/>
    </style:style>
    <style:style style:name="P14" style:family="paragraph" style:parent-style-name="Standard">
      <style:text-properties fo:language="en" fo:country="US" officeooo:rsid="000a32b0" officeooo:paragraph-rsid="000a4a84"/>
    </style:style>
    <style:style style:name="P15" style:family="paragraph" style:parent-style-name="Standard">
      <style:text-properties fo:language="en" fo:country="US" officeooo:rsid="000a9846" officeooo:paragraph-rsid="000a9846"/>
    </style:style>
    <style:style style:name="P16" style:family="paragraph" style:parent-style-name="Standard">
      <style:text-properties fo:language="en" fo:country="US" fo:font-weight="bold" officeooo:rsid="001192b5" officeooo:paragraph-rsid="00127a85" style:font-weight-asian="bold" style:font-weight-complex="bold"/>
    </style:style>
    <style:style style:name="P17" style:family="paragraph" style:parent-style-name="Standard">
      <style:text-properties fo:language="en" fo:country="US" fo:font-weight="bold" officeooo:rsid="0030bb20" officeooo:paragraph-rsid="00127a85" style:font-weight-asian="bold" style:font-weight-complex="bold"/>
    </style:style>
    <style:style style:name="P18" style:family="paragraph" style:parent-style-name="Standard">
      <style:text-properties fo:language="en" fo:country="US" fo:font-weight="bold" officeooo:rsid="0030da8c" officeooo:paragraph-rsid="0030da8c" style:font-weight-asian="bold" style:font-weight-complex="bold"/>
    </style:style>
    <style:style style:name="P19" style:family="paragraph" style:parent-style-name="Standard">
      <style:text-properties fo:language="en" fo:country="US" fo:font-weight="bold" officeooo:rsid="00284a11" officeooo:paragraph-rsid="00378f23" style:font-weight-asian="bold" style:font-weight-complex="bold"/>
    </style:style>
    <style:style style:name="P20" style:family="paragraph" style:parent-style-name="Standard">
      <style:text-properties fo:language="en" fo:country="US" officeooo:rsid="00113596" officeooo:paragraph-rsid="00150861"/>
    </style:style>
    <style:style style:name="P21" style:family="paragraph" style:parent-style-name="Standard">
      <style:text-properties fo:language="en" fo:country="US" officeooo:rsid="001192b5" officeooo:paragraph-rsid="00127a85"/>
    </style:style>
    <style:style style:name="P22" style:family="paragraph" style:parent-style-name="Standard">
      <style:text-properties fo:language="en" fo:country="US" officeooo:rsid="00105ae1" officeooo:paragraph-rsid="00127a85"/>
    </style:style>
    <style:style style:name="P23" style:family="paragraph" style:parent-style-name="Standard">
      <style:text-properties fo:language="en" fo:country="US" officeooo:rsid="001d0ff6" officeooo:paragraph-rsid="00127a85"/>
    </style:style>
    <style:style style:name="P24" style:family="paragraph" style:parent-style-name="Standard">
      <style:text-properties fo:language="en" fo:country="US" officeooo:rsid="001d1e03" officeooo:paragraph-rsid="00127a85"/>
    </style:style>
    <style:style style:name="P25" style:family="paragraph" style:parent-style-name="Standard">
      <style:text-properties fo:language="en" fo:country="US" officeooo:rsid="0015c7b4" officeooo:paragraph-rsid="0015c7b4"/>
    </style:style>
    <style:style style:name="P26" style:family="paragraph" style:parent-style-name="Standard">
      <style:text-properties fo:language="en" fo:country="US" officeooo:rsid="0015c7b4" officeooo:paragraph-rsid="002586cb"/>
    </style:style>
    <style:style style:name="P27" style:family="paragraph" style:parent-style-name="Standard">
      <style:text-properties fo:language="en" fo:country="US" officeooo:rsid="001a015e" officeooo:paragraph-rsid="001a015e"/>
    </style:style>
    <style:style style:name="P28" style:family="paragraph" style:parent-style-name="Standard">
      <style:text-properties fo:language="en" fo:country="US" officeooo:rsid="000c97ea" officeooo:paragraph-rsid="00150861"/>
    </style:style>
    <style:style style:name="P29" style:family="paragraph" style:parent-style-name="Standard">
      <style:text-properties fo:language="en" fo:country="US" officeooo:rsid="00127a85" officeooo:paragraph-rsid="00127a85"/>
    </style:style>
    <style:style style:name="P30" style:family="paragraph" style:parent-style-name="Standard">
      <style:text-properties fo:language="en" fo:country="US" officeooo:rsid="0020f940" officeooo:paragraph-rsid="0020f940"/>
    </style:style>
    <style:style style:name="P31" style:family="paragraph" style:parent-style-name="Standard">
      <style:text-properties fo:language="en" fo:country="US" officeooo:rsid="0001629f" officeooo:paragraph-rsid="0020f940"/>
    </style:style>
    <style:style style:name="P32" style:family="paragraph" style:parent-style-name="Standard">
      <style:text-properties fo:language="en" fo:country="US" officeooo:rsid="0021c7f1" officeooo:paragraph-rsid="0021c7f1"/>
    </style:style>
    <style:style style:name="P33" style:family="paragraph" style:parent-style-name="Standard">
      <style:text-properties fo:language="en" fo:country="US" officeooo:rsid="0021c7f1" officeooo:paragraph-rsid="0021c979"/>
    </style:style>
    <style:style style:name="P34" style:family="paragraph" style:parent-style-name="Standard">
      <style:text-properties fo:language="en" fo:country="US" officeooo:rsid="0021c7f1" officeooo:paragraph-rsid="0021c9fe"/>
    </style:style>
    <style:style style:name="P35" style:family="paragraph" style:parent-style-name="Standard">
      <style:text-properties fo:language="en" fo:country="US" officeooo:rsid="0021c7f1" officeooo:paragraph-rsid="002586cb"/>
    </style:style>
    <style:style style:name="P36" style:family="paragraph" style:parent-style-name="Standard">
      <style:text-properties fo:language="en" fo:country="US" officeooo:rsid="0021c7f1" officeooo:paragraph-rsid="00378f23"/>
    </style:style>
    <style:style style:name="P37" style:family="paragraph" style:parent-style-name="Standard">
      <style:text-properties fo:language="en" fo:country="US" officeooo:rsid="0021c9fe" officeooo:paragraph-rsid="0021c9fe"/>
    </style:style>
    <style:style style:name="P38" style:family="paragraph" style:parent-style-name="Standard">
      <style:text-properties fo:language="en" fo:country="US" officeooo:rsid="0021c9fe" officeooo:paragraph-rsid="00240f51"/>
    </style:style>
    <style:style style:name="P39" style:family="paragraph" style:parent-style-name="Standard">
      <style:text-properties fo:language="en" fo:country="US" officeooo:rsid="0021c9fe" officeooo:paragraph-rsid="00378f23"/>
    </style:style>
    <style:style style:name="P40" style:family="paragraph" style:parent-style-name="Standard">
      <style:text-properties fo:language="en" fo:country="US" officeooo:rsid="00175e54" officeooo:paragraph-rsid="0021c9fe"/>
    </style:style>
    <style:style style:name="P41" style:family="paragraph" style:parent-style-name="Standard">
      <style:text-properties fo:language="en" fo:country="US" officeooo:rsid="00175e54" officeooo:paragraph-rsid="002586cb"/>
    </style:style>
    <style:style style:name="P42" style:family="paragraph" style:parent-style-name="Standard">
      <style:text-properties fo:language="en" fo:country="US" officeooo:rsid="00175e54" officeooo:paragraph-rsid="00378f23"/>
    </style:style>
    <style:style style:name="P43" style:family="paragraph" style:parent-style-name="Standard">
      <style:text-properties fo:language="en" fo:country="US" officeooo:rsid="00175e54" officeooo:paragraph-rsid="0039518b"/>
    </style:style>
    <style:style style:name="P44" style:family="paragraph" style:parent-style-name="Standard">
      <style:text-properties fo:language="en" fo:country="US" officeooo:rsid="00284a11" officeooo:paragraph-rsid="00284a11"/>
    </style:style>
    <style:style style:name="P45" style:family="paragraph" style:parent-style-name="Standard">
      <style:text-properties fo:language="en" fo:country="US" officeooo:rsid="0021c979" officeooo:paragraph-rsid="002586cb"/>
    </style:style>
    <style:style style:name="P46" style:family="paragraph" style:parent-style-name="Standard">
      <style:text-properties fo:language="en" fo:country="US" officeooo:rsid="0021c979" officeooo:paragraph-rsid="0021c979"/>
    </style:style>
    <style:style style:name="P47" style:family="paragraph" style:parent-style-name="Standard">
      <style:text-properties fo:language="en" fo:country="US" officeooo:rsid="00240f51" officeooo:paragraph-rsid="00240f51"/>
    </style:style>
    <style:style style:name="P48" style:family="paragraph" style:parent-style-name="Standard">
      <style:text-properties fo:language="en" fo:country="US" officeooo:rsid="002e09fc" officeooo:paragraph-rsid="002e09fc"/>
    </style:style>
    <style:style style:name="P49" style:family="paragraph" style:parent-style-name="Standard">
      <style:text-properties fo:language="en" fo:country="US" officeooo:rsid="00303517" officeooo:paragraph-rsid="0030da8c"/>
    </style:style>
    <style:style style:name="P50" style:family="paragraph" style:parent-style-name="Standard">
      <style:text-properties fo:language="en" fo:country="US" officeooo:rsid="0030da8c" officeooo:paragraph-rsid="0010a8cd"/>
    </style:style>
    <style:style style:name="P51" style:family="paragraph" style:parent-style-name="Standard">
      <style:text-properties fo:language="en" fo:country="US" officeooo:rsid="0030da8c" officeooo:paragraph-rsid="0030da8c"/>
    </style:style>
    <style:style style:name="P52" style:family="paragraph" style:parent-style-name="Standard">
      <style:text-properties fo:language="en" fo:country="US" officeooo:paragraph-rsid="00240f51"/>
    </style:style>
    <style:style style:name="P53" style:family="paragraph" style:parent-style-name="Standard">
      <style:text-properties fo:language="en" fo:country="US" officeooo:rsid="00378f23" officeooo:paragraph-rsid="00378f23"/>
    </style:style>
    <style:style style:name="P54" style:family="paragraph" style:parent-style-name="Standard">
      <style:text-properties fo:language="en" fo:country="US" officeooo:rsid="00378f23" officeooo:paragraph-rsid="003829a4"/>
    </style:style>
    <style:style style:name="P55" style:family="paragraph" style:parent-style-name="Standard">
      <style:text-properties fo:language="en" fo:country="US" officeooo:rsid="000a4a84" officeooo:paragraph-rsid="000a4a84"/>
    </style:style>
    <style:style style:name="P56" style:family="paragraph" style:parent-style-name="Standard">
      <style:text-properties fo:language="en" fo:country="US" officeooo:rsid="00371ee3" officeooo:paragraph-rsid="002e09fc"/>
    </style:style>
    <style:style style:name="P57" style:family="paragraph" style:parent-style-name="Standard">
      <style:text-properties fo:language="en" fo:country="US" officeooo:rsid="00394026" officeooo:paragraph-rsid="00394f5d"/>
    </style:style>
    <style:style style:name="P58" style:family="paragraph" style:parent-style-name="Standard">
      <style:text-properties fo:language="en" fo:country="US" officeooo:rsid="00394f5d" officeooo:paragraph-rsid="00394f5d"/>
    </style:style>
    <style:style style:name="P59" style:family="paragraph" style:parent-style-name="Standard">
      <style:text-properties fo:language="en" fo:country="US" officeooo:rsid="0039518b" officeooo:paragraph-rsid="0039518b"/>
    </style:style>
    <style:style style:name="P60" style:family="paragraph" style:parent-style-name="Standard">
      <style:text-properties fo:language="en" fo:country="US" officeooo:rsid="0039518b" officeooo:paragraph-rsid="002586cb"/>
    </style:style>
    <style:style style:name="P61" style:family="paragraph" style:parent-style-name="Standard">
      <style:text-properties fo:language="en" fo:country="US" officeooo:rsid="002b37e9" officeooo:paragraph-rsid="00432ad8"/>
    </style:style>
    <style:style style:name="P62" style:family="paragraph" style:parent-style-name="Standard">
      <style:text-properties officeooo:rsid="0001629f" officeooo:paragraph-rsid="0020f940"/>
    </style:style>
    <style:style style:name="P63" style:family="paragraph" style:parent-style-name="Heading_20_1">
      <style:paragraph-properties fo:break-before="page"/>
      <style:text-properties fo:language="en" fo:country="US"/>
    </style:style>
    <style:style style:name="P64" style:family="paragraph" style:parent-style-name="Heading_20_1">
      <style:paragraph-properties fo:break-before="page"/>
      <style:text-properties fo:language="en" fo:country="US" officeooo:paragraph-rsid="00127a85"/>
    </style:style>
    <style:style style:name="P65" style:family="paragraph" style:parent-style-name="Heading_20_1">
      <style:paragraph-properties fo:break-before="page"/>
      <style:text-properties fo:language="en" fo:country="US" officeooo:rsid="00127a85" officeooo:paragraph-rsid="00127a85"/>
    </style:style>
    <style:style style:name="P66" style:family="paragraph" style:parent-style-name="Heading_20_1">
      <style:paragraph-properties fo:break-before="page"/>
      <style:text-properties fo:language="en" fo:country="US" officeooo:paragraph-rsid="002586cb"/>
    </style:style>
    <style:style style:name="P67" style:family="paragraph" style:parent-style-name="Standard">
      <style:paragraph-properties fo:break-before="page"/>
      <style:text-properties fo:language="en" fo:country="US" officeooo:rsid="00072c5d" officeooo:paragraph-rsid="0010a8cd"/>
    </style:style>
    <style:style style:name="P68" style:family="paragraph" style:parent-style-name="Heading_20_2">
      <style:paragraph-properties fo:break-before="page"/>
      <style:text-properties fo:language="en" fo:country="US"/>
    </style:style>
    <style:style style:name="P69" style:family="paragraph" style:parent-style-name="Standard">
      <style:paragraph-properties fo:margin-left="0.4925in" fo:margin-right="0in" fo:text-indent="0in" style:auto-text-indent="false"/>
      <style:text-properties fo:language="en" fo:country="US" officeooo:rsid="001192b5" officeooo:paragraph-rsid="00127a85"/>
    </style:style>
    <style:style style:name="P70" style:family="paragraph" style:parent-style-name="Standard">
      <style:paragraph-properties fo:margin-left="0.4925in" fo:margin-right="0in" fo:text-indent="0in" style:auto-text-indent="false"/>
      <style:text-properties fo:language="en" fo:country="US" fo:font-style="italic" officeooo:rsid="0020f940" officeooo:paragraph-rsid="0020f940" style:font-style-asian="italic" style:font-style-complex="italic"/>
    </style:style>
    <style:style style:name="P71" style:family="paragraph" style:parent-style-name="Standard">
      <style:paragraph-properties fo:margin-left="0.4925in" fo:margin-right="0in" fo:text-indent="0in" style:auto-text-indent="false"/>
      <style:text-properties fo:language="en" fo:country="US" fo:font-style="italic" officeooo:paragraph-rsid="0020f940" style:font-style-asian="italic" style:font-style-complex="italic"/>
    </style:style>
    <style:style style:name="P72"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0da8c" style:font-style-asian="normal" style:font-style-complex="normal"/>
    </style:style>
    <style:style style:name="P73"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22584" style:font-style-asian="normal" style:font-style-complex="normal"/>
    </style:style>
    <style:style style:name="P74" style:family="paragraph" style:parent-style-name="Standard">
      <style:paragraph-properties fo:margin-left="0.4925in" fo:margin-right="0in" fo:text-indent="0in" style:auto-text-indent="false"/>
      <style:text-properties fo:language="en" fo:country="US" officeooo:rsid="0030da8c" officeooo:paragraph-rsid="0030da8c"/>
    </style:style>
    <style:style style:name="P75" style:family="paragraph" style:parent-style-name="Text_20_body">
      <style:text-properties fo:language="en" fo:country="US" officeooo:rsid="00127a85" officeooo:paragraph-rsid="00127a85"/>
    </style:style>
    <style:style style:name="P76" style:family="paragraph" style:parent-style-name="Text_20_body">
      <style:text-properties fo:language="en" fo:country="US" officeooo:rsid="00378f23" officeooo:paragraph-rsid="00378f23"/>
    </style:style>
    <style:style style:name="P77" style:family="paragraph" style:parent-style-name="Heading_20_2">
      <style:text-properties fo:language="en" fo:country="US"/>
    </style:style>
    <style:style style:name="P78" style:family="paragraph" style:parent-style-name="Heading_20_2">
      <style:text-properties fo:language="en" fo:country="US" officeooo:paragraph-rsid="00127a85"/>
    </style:style>
    <style:style style:name="P79" style:family="paragraph" style:parent-style-name="Heading_20_2">
      <style:text-properties fo:language="en" fo:country="US" officeooo:paragraph-rsid="002586cb"/>
    </style:style>
    <style:style style:name="P80" style:family="paragraph" style:parent-style-name="Title">
      <style:text-properties fo:language="en" fo:country="US" officeooo:paragraph-rsid="003c7f9e"/>
    </style:style>
    <style:style style:name="P81" style:family="paragraph" style:parent-style-name="Standard">
      <style:text-properties fo:language="en" fo:country="US" officeooo:rsid="001192b5" officeooo:paragraph-rsid="00127a85"/>
    </style:style>
    <style:style style:name="P82" style:family="paragraph" style:parent-style-name="Standard">
      <style:text-properties fo:language="en" fo:country="US" officeooo:rsid="00072c5d" officeooo:paragraph-rsid="00150861"/>
    </style:style>
    <style:style style:name="P83" style:family="paragraph" style:parent-style-name="Standard">
      <style:text-properties fo:language="en" fo:country="US" officeooo:rsid="00447af8" officeooo:paragraph-rsid="00464be2"/>
    </style:style>
    <style:style style:name="P84" style:family="paragraph" style:parent-style-name="Standard">
      <style:text-properties fo:language="en" fo:country="US" officeooo:rsid="00394f5d" officeooo:paragraph-rsid="00394f5d"/>
    </style:style>
    <style:style style:name="P85" style:family="paragraph" style:parent-style-name="Standard">
      <style:text-properties fo:language="en" fo:country="US" officeooo:rsid="00480db8" officeooo:paragraph-rsid="00480db8"/>
    </style:style>
    <style:style style:name="P86" style:family="paragraph" style:parent-style-name="Standard">
      <style:text-properties fo:language="en" fo:country="US" officeooo:rsid="00480db8" officeooo:paragraph-rsid="00481a1d"/>
    </style:style>
    <style:style style:name="P87" style:family="paragraph" style:parent-style-name="Standard">
      <style:paragraph-properties fo:break-before="page"/>
      <style:text-properties fo:language="en" fo:country="US" officeooo:rsid="001192b5" officeooo:paragraph-rsid="00127a85"/>
    </style:style>
    <style:style style:name="P88" style:family="paragraph" style:parent-style-name="Heading_20_3">
      <style:text-properties fo:language="en" fo:country="US"/>
    </style:style>
    <style:style style:name="P89" style:family="paragraph" style:parent-style-name="Heading_20_3">
      <style:text-properties fo:language="en" fo:country="US" officeooo:paragraph-rsid="00127a85"/>
    </style:style>
    <style:style style:name="P90" style:family="paragraph" style:parent-style-name="Heading_20_3">
      <style:paragraph-properties>
        <style:tab-stops>
          <style:tab-stop style:position="1.1043in"/>
        </style:tab-stops>
      </style:paragraph-properties>
      <style:text-properties fo:language="en" fo:country="US" officeooo:paragraph-rsid="00150861"/>
    </style:style>
    <style:style style:name="P91" style:family="paragraph" style:parent-style-name="Heading_20_3">
      <style:text-properties fo:language="en" fo:country="US" officeooo:paragraph-rsid="00150861"/>
    </style:style>
    <style:style style:name="P92" style:family="paragraph" style:parent-style-name="Heading_20_3">
      <style:text-properties fo:language="en" fo:country="US" officeooo:paragraph-rsid="001da73e"/>
    </style:style>
    <style:style style:name="P93" style:family="paragraph" style:parent-style-name="Heading_20_3">
      <style:text-properties fo:language="en" fo:country="US" officeooo:rsid="00378f23" officeooo:paragraph-rsid="00378f23"/>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agraph-properties fo:text-align="center"/>
    </style:style>
    <style:style style:name="P98" style:family="paragraph">
      <loext:graphic-properties draw:fill-color="#00b274"/>
      <style:paragraph-properties fo:text-align="center"/>
    </style:style>
    <style:style style:name="P99" style:family="paragraph">
      <loext:graphic-properties draw:fill-color="#ef413d"/>
      <style:paragraph-properties fo:text-align="center"/>
    </style:style>
    <style:style style:name="P100" style:family="paragraph">
      <loext:graphic-properties draw:fill-color="#fff200"/>
      <style:paragraph-properties fo:text-align="center"/>
    </style:style>
    <style:style style:name="P101"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102" style:family="paragraph">
      <loext:graphic-properties draw:fill-color="#00a65d"/>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officeooo:rsid="0007fde9"/>
    </style:style>
    <style:style style:name="T2" style:family="text">
      <style:text-properties officeooo:rsid="000a32b0"/>
    </style:style>
    <style:style style:name="T3" style:family="text">
      <style:text-properties officeooo:rsid="000a4a84"/>
    </style:style>
    <style:style style:name="T4" style:family="text">
      <style:text-properties officeooo:rsid="000a9846"/>
    </style:style>
    <style:style style:name="T5" style:family="text">
      <style:text-properties officeooo:rsid="000c97ea"/>
    </style:style>
    <style:style style:name="T6" style:family="text">
      <style:text-properties officeooo:rsid="000f5d98"/>
    </style:style>
    <style:style style:name="T7" style:family="text">
      <style:text-properties officeooo:rsid="0010a8cd"/>
    </style:style>
    <style:style style:name="T8" style:family="text">
      <style:text-properties officeooo:rsid="00113596"/>
    </style:style>
    <style:style style:name="T9" style:family="text">
      <style:text-properties officeooo:rsid="0030bb20"/>
    </style:style>
    <style:style style:name="T10" style:family="text">
      <style:text-properties officeooo:rsid="00105ae1"/>
    </style:style>
    <style:style style:name="T11" style:family="text">
      <style:text-properties officeooo:rsid="001febee"/>
    </style:style>
    <style:style style:name="T12" style:family="text">
      <style:text-properties officeooo:rsid="00251fcb"/>
    </style:style>
    <style:style style:name="T13" style:family="text">
      <style:text-properties fo:font-weight="bold" style:font-weight-asian="bold" style:font-weight-complex="bold"/>
    </style:style>
    <style:style style:name="T14" style:family="text">
      <style:text-properties fo:font-weight="bold" officeooo:rsid="0030bb20" style:font-weight-asian="bold" style:font-weight-complex="bold"/>
    </style:style>
    <style:style style:name="T15" style:family="text">
      <style:text-properties fo:font-weight="bold" officeooo:rsid="00209701" style:font-weight-asian="bold" style:font-weight-complex="bold"/>
    </style:style>
    <style:style style:name="T16" style:family="text">
      <style:text-properties fo:font-weight="bold" officeooo:rsid="00240f51" style:font-weight-asian="bold" style:font-weight-complex="bold"/>
    </style:style>
    <style:style style:name="T17" style:family="text">
      <style:text-properties fo:font-weight="bold" officeooo:rsid="0010a8cd" style:font-weight-asian="bold" style:font-weight-complex="bold"/>
    </style:style>
    <style:style style:name="T18" style:family="text">
      <style:text-properties fo:font-weight="bold" officeooo:rsid="00284a11" style:font-weight-asian="bold" style:font-weight-complex="bold"/>
    </style:style>
    <style:style style:name="T19" style:family="text">
      <style:text-properties fo:font-weight="bold" officeooo:rsid="00464be2" style:font-weight-asian="bold" style:font-weight-complex="bold"/>
    </style:style>
    <style:style style:name="T20" style:family="text">
      <style:text-properties fo:font-weight="bold" officeooo:rsid="001192b5" style:font-weight-asian="bold" style:font-weight-complex="bold"/>
    </style:style>
    <style:style style:name="T21" style:family="text">
      <style:text-properties fo:font-weight="bold" officeooo:rsid="002b37e9" style:font-weight-asian="bold" style:font-weight-complex="bold"/>
    </style:style>
    <style:style style:name="T22" style:family="text">
      <style:text-properties fo:font-weight="bold" officeooo:rsid="00481a1d" style:font-weight-asian="bold" style:font-weight-complex="bold"/>
    </style:style>
    <style:style style:name="T23" style:family="text">
      <style:text-properties officeooo:rsid="00127a85"/>
    </style:style>
    <style:style style:name="T24" style:family="text">
      <style:text-properties officeooo:rsid="0013cd8c"/>
    </style:style>
    <style:style style:name="T25" style:family="text">
      <style:text-properties officeooo:rsid="00150861"/>
    </style:style>
    <style:style style:name="T26" style:family="text">
      <style:text-properties fo:language="en" fo:country="US"/>
    </style:style>
    <style:style style:name="T27" style:family="text">
      <style:text-properties officeooo:rsid="0015c7b4"/>
    </style:style>
    <style:style style:name="T28" style:family="text">
      <style:text-properties officeooo:rsid="001b6c3a"/>
    </style:style>
    <style:style style:name="T29" style:family="text">
      <style:text-properties officeooo:rsid="001da73e"/>
    </style:style>
    <style:style style:name="T30" style:family="text">
      <style:text-properties officeooo:rsid="00209701"/>
    </style:style>
    <style:style style:name="T31" style:family="text">
      <style:text-properties officeooo:rsid="0020f940"/>
    </style:style>
    <style:style style:name="T32" style:family="text">
      <style:text-properties fo:font-size="9pt"/>
    </style:style>
    <style:style style:name="T33" style:family="text">
      <style:text-properties officeooo:rsid="0001629f"/>
    </style:style>
    <style:style style:name="T34" style:family="text">
      <style:text-properties officeooo:rsid="0021c979"/>
    </style:style>
    <style:style style:name="T35" style:family="text">
      <style:text-properties officeooo:rsid="0021c9fe"/>
    </style:style>
    <style:style style:name="T36" style:family="text">
      <style:text-properties officeooo:rsid="00240f51"/>
    </style:style>
    <style:style style:name="T37" style:family="text">
      <style:text-properties officeooo:rsid="002586cb"/>
    </style:style>
    <style:style style:name="T38" style:family="text">
      <style:text-properties officeooo:rsid="002c06ea"/>
    </style:style>
    <style:style style:name="T39" style:family="text">
      <style:text-properties officeooo:rsid="002c51d5"/>
    </style:style>
    <style:style style:name="T40" style:family="text">
      <style:text-properties officeooo:rsid="00072c5d"/>
    </style:style>
    <style:style style:name="T41" style:family="text">
      <style:text-properties officeooo:rsid="00322584"/>
    </style:style>
    <style:style style:name="T42" style:family="text">
      <style:text-properties officeooo:rsid="00336e83"/>
    </style:style>
    <style:style style:name="T43" style:family="text">
      <style:text-properties officeooo:rsid="00371ee3"/>
    </style:style>
    <style:style style:name="T44" style:family="text">
      <style:text-properties officeooo:rsid="00378f23"/>
    </style:style>
    <style:style style:name="T45" style:family="text">
      <style:text-properties officeooo:rsid="003829a4"/>
    </style:style>
    <style:style style:name="T46" style:family="text">
      <style:text-properties officeooo:rsid="00394f5d"/>
    </style:style>
    <style:style style:name="T47" style:family="text">
      <style:text-properties officeooo:rsid="001192b5"/>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94f5d"/>
    </style:style>
    <style:style style:name="T50" style:family="text">
      <style:text-properties officeooo:rsid="0039518b"/>
    </style:style>
    <style:style style:name="T51" style:family="text">
      <style:text-properties officeooo:rsid="003c7f9e"/>
    </style:style>
    <style:style style:name="T52" style:family="text">
      <style:text-properties officeooo:rsid="00432a15"/>
    </style:style>
    <style:style style:name="T53" style:family="text">
      <style:text-properties officeooo:rsid="002b7c23"/>
    </style:style>
    <style:style style:name="T54" style:family="text">
      <style:text-properties officeooo:rsid="00447af8"/>
    </style:style>
    <style:style style:name="T55" style:family="text">
      <style:text-properties officeooo:rsid="00464be2"/>
    </style:style>
    <style:style style:name="T56" style:family="text">
      <style:text-properties officeooo:rsid="00480db8"/>
    </style:style>
    <style:style style:name="T57" style:family="text">
      <style:text-properties officeooo:rsid="00481a1d"/>
    </style:style>
    <style:style style:name="T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fo:font-size="12pt" fo:font-style="italic" fo:font-weight="normal" style:font-size-asian="12pt" style:font-style-asian="normal" style:font-weight-asian="normal" style:font-size-complex="12pt" style:font-style-complex="normal" style:font-weight-complex="normal"/>
    </style:style>
    <style:style style:name="T60" style:family="text">
      <style:text-properties fo:font-size="12pt"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draw:fill-color="#00b274"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f413d" draw:textarea-horizontal-align="justify" draw:textarea-vertical-align="middle" draw:auto-grow-height="false" fo:min-height="0.5929in" fo:min-width="1.4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f413d"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200" draw:textarea-horizontal-align="justify" draw:textarea-vertical-align="middle" draw:auto-grow-height="false" fo:min-height="0.5929in" fo:min-width="2.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450" draw:fill-color="#ef413d" draw:textarea-horizontal-align="justify" draw:textarea-vertical-align="middle" draw:auto-grow-height="false" fo:min-height="0.5929in" fo:min-width="1.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200" draw:textarea-horizontal-align="justify" draw:textarea-vertical-align="middle" draw:auto-grow-height="false" fo:min-height="0.4335in" fo:min-width="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346in" fo:min-width="0.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2846in" fo:min-width="0.3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200" draw:textarea-horizontal-align="justify" draw:textarea-vertical-align="middle" draw:auto-grow-height="false" fo:min-height="1.2528in" fo:min-width="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a65d" draw:textarea-horizontal-align="justify" draw:textarea-vertical-align="middle" draw:auto-grow-height="false" fo:min-height="0.5937in" fo:min-width="2.7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woWire (I2C) library <text:s/><text:span text:style-name="T51">Raspberry Pi</text:span></text:p>
      <text:p text:style-name="P2"/>
      <text:p text:style-name="P2"/>
      <text:p text:style-name="P3">The BCM2835 <text:span text:style-name="T27">chip </text:span>provide<text:span text:style-name="T7">s</text:span> I2C communication protocol <text:span text:style-name="T27">from the </text:span>hardware. However the clock stretching implementation is bad, leading to many issues with slave devices that <text:span text:style-name="T30">depend on or use <text:s/>clock stretching t</text:span>o handle the requests. <text:span text:style-name="T30">(e.g. CCS811, SCD30 )</text:span> This library can handle that. </text:p>
      <text:p text:style-name="P50"/>
      <text:p text:style-name="P49">This library <text:span text:style-name="T51">for the Raspberry Pi can be instructed to use the standard (hardware) I2C communication OR use a software version that supports clock stretching on any of the GPIO pins. This also </text:span>supports for <text:span text:style-name="T40">you </text:span>to <text:span text:style-name="T40">run multiple I2C channels at the same time on different GPIO. <text:s/>To have low processor load and increase stability, the maximum speed that is supported for the </text:span>s<text:span text:style-name="T40">oft_I2C is 200Khz. </text:span>However f<text:span text:style-name="T40">or compatibility reasons a higher speed request (max. 400Khz) will be accepted, which can be executed by hardware I2C communication, but for software I2C the maximum executed will be around 200Khz. </text:span></text:p>
      <text:p text:style-name="P49"/>
      <text:p text:style-name="P18">software version :</text:p>
      <text:p text:style-name="P72">advantage:</text:p>
      <text:p text:style-name="P72"><text:tab/><text:span text:style-name="T45">can </text:span>run multiple I2C channels for different programs in parallel</text:p>
      <text:p text:style-name="P72"><text:tab/>flexible on GPIO’s to use</text:p>
      <text:p text:style-name="P72"><text:tab/>run as <text:span text:style-name="T41">any</text:span> user <text:span text:style-name="T45">(does not need root permission)</text:span></text:p>
      <text:p text:style-name="P72"><text:tab/>supports <text:span text:style-name="T41">proper </text:span>clock-stretch</text:p>
      <text:p text:style-name="P72"/>
      <text:p text:style-name="P72">disadvantage:</text:p>
      <text:p text:style-name="P72"><text:tab/><text:span text:style-name="T41">generates </text:span>some process load (although acceptable low)</text:p>
      <text:p text:style-name="P73"><text:tab/><text:span text:style-name="T41">quality of communication depending on total processor load</text:span></text:p>
      <text:p text:style-name="P73"><text:tab/>supports speeds up to <text:span text:style-name="T41">max </text:span>200Khz</text:p>
      <text:p text:style-name="P51"/>
      <text:p text:style-name="P18">hardware version :</text:p>
      <text:p text:style-name="P74">advantage</text:p>
      <text:p text:style-name="P74"><text:tab/><text:span text:style-name="T41">generates </text:span>lower process load</text:p>
      <text:p text:style-name="P74"><text:tab/><text:span text:style-name="T41">less / no dependency on processor load from other programs</text:span></text:p>
      <text:p text:style-name="P74"><text:tab/>supports speeds up to <text:span text:style-name="T41">max </text:span>400Khz</text:p>
      <text:p text:style-name="P74"/>
      <text:p text:style-name="P74">disadvantage</text:p>
      <text:p text:style-name="P74"><text:tab/>single channel</text:p>
      <text:p text:style-name="P74"><text:tab/>fixed GPIO’s ( 2 and 3)</text:p>
      <text:p text:style-name="P74"><text:tab/>must be root or super user.</text:p>
      <text:p text:style-name="P74"><text:tab/>No clock-stretch support</text:p>
      <text:p text:style-name="P5"/>
      <text:p text:style-name="P5"><text:span text:style-name="T15">WARNING:</text:span><text:span text:style-name="T30"> Be aware however that software I2C <text:s/>the process load can be of impact on the quality of communication with the slave device. <text:s/></text:span></text:p>
      <text:p text:style-name="P3"/>
      <text:p text:style-name="P3"/>
      <text:p text:style-name="P67"/>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1536_192951525" text:style-name="Index_20_Link" text:visited-style-name="Index_20_Link">1. Program Structure<text:tab/>3</text:a></text:p>
          <text:p text:style-name="P94"><text:a xlink:type="simple" xlink:href="#__RefHeading___Toc1538_192951525" text:style-name="Index_20_Link" text:visited-style-name="Index_20_Link">2. Software<text:tab/>4</text:a></text:p>
          <text:p text:style-name="P95"><text:a xlink:type="simple" xlink:href="#__RefHeading___Toc850_1908476919" text:style-name="Index_20_Link" text:visited-style-name="Index_20_Link">2. 1 Installation<text:tab/>4</text:a></text:p>
          <text:p text:style-name="P96"><text:a xlink:type="simple" xlink:href="#__RefHeading__818_1484170427" text:style-name="Index_20_Link" text:visited-style-name="Index_20_Link">2.1.1 BCM2835 library<text:tab/>4</text:a></text:p>
          <text:p text:style-name="P96"><text:a xlink:type="simple" xlink:href="#__RefHeading___Toc852_1908476919" text:style-name="Index_20_Link" text:visited-style-name="Index_20_Link">2.1.2 twowire library<text:tab/>4</text:a></text:p>
          <text:p text:style-name="P96"><text:a xlink:type="simple" xlink:href="#__RefHeading___Toc1195_1289497591" text:style-name="Index_20_Link" text:visited-style-name="Index_20_Link">2.1.3 How to include in program?<text:tab/>5</text:a></text:p>
          <text:p text:style-name="P96"><text:a xlink:type="simple" xlink:href="#__RefHeading___Toc2190_2106409437" text:style-name="Index_20_Link" text:visited-style-name="Index_20_Link">2.1.4 examples where library has been used<text:tab/>5</text:a></text:p>
          <text:p text:style-name="P94"><text:a xlink:type="simple" xlink:href="#__RefHeading___Toc1540_192951525" text:style-name="Index_20_Link" text:visited-style-name="Index_20_Link">3. TwoWire library API calls<text:tab/>6</text:a></text:p>
          <text:p text:style-name="P95"><text:a xlink:type="simple" xlink:href="#__RefHeading___Toc1542_192951525" text:style-name="Index_20_Link" text:visited-style-name="Index_20_Link">3.1 Soft-I2C and Hard_I2C<text:tab/>6</text:a></text:p>
          <text:p text:style-name="P96"><text:a xlink:type="simple" xlink:href="#__RefHeading___Toc1544_192951525" text:style-name="Index_20_Link" text:visited-style-name="Index_20_Link">3.1.1 TwoWire(void)<text:tab/>6</text:a></text:p>
          <text:p text:style-name="P96"><text:a xlink:type="simple" xlink:href="#__RefHeading___Toc1546_192951525" text:style-name="Index_20_Link" text:visited-style-name="Index_20_Link">3.1.2 setDebug(bool db)<text:tab/>6</text:a></text:p>
          <text:p text:style-name="P96"><text:a xlink:type="simple" xlink:href="#__RefHeading___Toc1200_2106409437" text:style-name="Index_20_Link" text:visited-style-name="Index_20_Link">3.1.3 setPullup()<text:tab/>6</text:a></text:p>
          <text:p text:style-name="P96"><text:a xlink:type="simple" xlink:href="#__RefHeading___Toc1548_192951525" text:style-name="Index_20_Link" text:visited-style-name="Index_20_Link">3.1.4 begin(bool Itoc, int sda, int scl)<text:tab/>6</text:a></text:p>
          <text:p text:style-name="P96"><text:a xlink:type="simple" xlink:href="#__RefHeading___Toc1550_192951525" text:style-name="Index_20_Link" text:visited-style-name="Index_20_Link">3.1.5 setSlave(uint8_t address)<text:tab/>6</text:a></text:p>
          <text:p text:style-name="P96"><text:a xlink:type="simple" xlink:href="#__RefHeading___Toc1552_192951525" text:style-name="Index_20_Link" text:visited-style-name="Index_20_Link">3.1.6 setClock(uint16_t freq)<text:tab/>7</text:a></text:p>
          <text:p text:style-name="P96"><text:a xlink:type="simple" xlink:href="#__RefHeading___Toc1554_192951525" text:style-name="Index_20_Link" text:visited-style-name="Index_20_Link">3.1.7 i2c_write(char *buffer, uint8_t length)<text:tab/>7</text:a></text:p>
          <text:p text:style-name="P96"><text:a xlink:type="simple" xlink:href="#__RefHeading___Toc1556_192951525" text:style-name="Index_20_Link" text:visited-style-name="Index_20_Link">3.1.8 i2c_read(char *buffer, uint8_t length)<text:tab/>7</text:a></text:p>
          <text:p text:style-name="P96"><text:a xlink:type="simple" xlink:href="#__RefHeading___Toc1167_1224178512" text:style-name="Index_20_Link" text:visited-style-name="Index_20_Link">3.1.9 i2c_read_rs(char *regaddr, char *buffer, uint8_t length)<text:tab/>7</text:a></text:p>
          <text:p text:style-name="P96"><text:a xlink:type="simple" xlink:href="#__RefHeading___Toc1558_192951525" text:style-name="Index_20_Link" text:visited-style-name="Index_20_Link">3.1.10 close()<text:tab/>7</text:a></text:p>
          <text:p text:style-name="P96"><text:a xlink:type="simple" xlink:href="#__RefHeading___Toc1191_1289497591" text:style-name="Index_20_Link" text:visited-style-name="Index_20_Link">3.1.11 linestatus()<text:tab/>7</text:a></text:p>
          <text:p text:style-name="P95"><text:a xlink:type="simple" xlink:href="#__RefHeading___Toc1560_192951525" text:style-name="Index_20_Link" text:visited-style-name="Index_20_Link">3.2 Soft-I2C only<text:tab/>8</text:a></text:p>
          <text:p text:style-name="P96"><text:a xlink:type="simple" xlink:href="#__RefHeading___Toc1562_192951525" text:style-name="Index_20_Link" text:visited-style-name="Index_20_Link">3.2.1 setClockStretchLimit(uint32_t limit)<text:tab/>8</text:a></text:p>
          <text:p text:style-name="P96"><text:a xlink:type="simple" xlink:href="#__RefHeading___Toc1564_192951525" text:style-name="Index_20_Link" text:visited-style-name="Index_20_Link">3.2.2 GetStretchStat(clock_stretch &amp;stat);<text:tab/>8</text:a></text:p>
          <text:p text:style-name="P96"><text:a xlink:type="simple" xlink:href="#__RefHeading___Toc1566_192951525" text:style-name="Index_20_Link" text:visited-style-name="Index_20_Link">3.2.3 ClrStretchStat()<text:tab/>8</text:a></text:p>
          <text:p text:style-name="P96"><text:a xlink:type="simple" xlink:href="#__RefHeading___Toc1193_1289497591" text:style-name="Index_20_Link" text:visited-style-name="Index_20_Link">3.2.4 DispClockStretch()<text:tab/>8</text:a></text:p>
          <text:p text:style-name="P96"><text:a xlink:type="simple" xlink:href="#__RefHeading___Toc1568_192951525" text:style-name="Index_20_Link" text:visited-style-name="Index_20_Link">3.2.5 flush()<text:tab/>8</text:a></text:p>
          <text:p text:style-name="P94"><text:a xlink:type="simple" xlink:href="#__RefHeading___Toc1171_1224178512" text:style-name="Index_20_Link" text:visited-style-name="Index_20_Link">4. Clock stretching<text:tab/>9</text:a></text:p>
          <text:p text:style-name="P95"><text:a xlink:type="simple" xlink:href="#__RefHeading___Toc1173_1224178512" text:style-name="Index_20_Link" text:visited-style-name="Index_20_Link">4.1 What is clock Stretching?<text:tab/>9</text:a></text:p>
          <text:p text:style-name="P95"><text:a xlink:type="simple" xlink:href="#__RefHeading___Toc1175_1224178512" text:style-name="Index_20_Link" text:visited-style-name="Index_20_Link">4.2 Why does this not work well on the Raspberry Pi<text:tab/>9</text:a></text:p>
          <text:p text:style-name="P95"><text:a xlink:type="simple" xlink:href="#__RefHeading___Toc1177_1224178512" text:style-name="Index_20_Link" text:visited-style-name="Index_20_Link">4.3 What is the right clock stretch value ?<text:tab/>10</text:a></text:p>
          <text:p text:style-name="P95"><text:a xlink:type="simple" xlink:href="#__RefHeading___Toc1179_1224178512" text:style-name="Index_20_Link" text:visited-style-name="Index_20_Link">4.4 My device does not seem to use clock-stretch<text:tab/>10</text:a></text:p>
          <text:p text:style-name="P94"><text:a xlink:type="simple" xlink:href="#__RefHeading___Toc1187_1224178512" text:style-name="Index_20_Link" text:visited-style-name="Index_20_Link">5. Example code<text:tab/>11</text:a></text:p>
          <text:p text:style-name="P95"><text:a xlink:type="simple" xlink:href="#__RefHeading___Toc1169_1224178512" text:style-name="Index_20_Link" text:visited-style-name="Index_20_Link">5.1 General flow<text:tab/>11</text:a></text:p>
          <text:p text:style-name="P94"><text:a xlink:type="simple" xlink:href="#__RefHeading___Toc1181_1224178512" text:style-name="Index_20_Link" text:visited-style-name="Index_20_Link">Appendix A: Sample Code to display the clock stretch statistics<text:tab/>12</text:a></text:p>
        </text:index-body>
      </text:table-of-content>
      <text:p text:style-name="P3"/>
      <text:h text:style-name="P65" text:outline-level="1"><text:bookmark-start text:name="__RefHeading___Toc1536_192951525"/><text:span text:style-name="T24">1. </text:span>Program Structure<text:bookmark-end text:name="__RefHeading___Toc1536_192951525"/></text:h>
      <text:p text:style-name="P76">This is a high level overview where the twowire API fits compared to the user program, the BCM2835 library and the BCM2835 chip</text:p>
      <text:p text:style-name="P75"><draw:custom-shape text:anchor-type="paragraph" draw:z-index="0" draw:name="Shape1" draw:style-name="gr1" draw:text-style-name="P98" svg:width="2.7894in" svg:height="0.5933in" svg:x="1.6791in" svg:y="0.1646in"><text:p text:style-name="P97">User program</text:p><draw:enhanced-geometry svg:viewBox="0 0 21600 21600" draw:type="rectangle" draw:enhanced-path="M 0 0 L 21600 0 21600 21600 0 21600 0 0 Z N"/></draw:custom-shape><draw:custom-shape text:anchor-type="paragraph" draw:z-index="1" draw:name="Shape1" draw:style-name="gr2" draw:text-style-name="P99" svg:width="1.4185in" svg:height="0.5933in" svg:x="3.2138in" svg:y="2.7874in"><text:p text:style-name="P97">Soft I2C</text:p><draw:enhanced-geometry svg:viewBox="0 0 21600 21600" draw:type="rectangle" draw:enhanced-path="M 0 0 L 21600 0 21600 21600 0 21600 0 0 Z N"/></draw:custom-shape><draw:custom-shape text:anchor-type="paragraph" draw:z-index="2" draw:name="Shape1" draw:style-name="gr3" draw:text-style-name="P99" svg:width="2.7894in" svg:height="0.5933in" svg:x="1.7409in" svg:y="1.6661in"><text:p text:style-name="P97">twowire API</text:p><draw:enhanced-geometry svg:viewBox="0 0 21600 21600" draw:type="rectangle" draw:enhanced-path="M 0 0 L 21600 0 21600 21600 0 21600 0 0 Z N"/></draw:custom-shape><draw:custom-shape text:anchor-type="paragraph" draw:z-index="3" draw:name="Shape1" draw:style-name="gr4" draw:text-style-name="P100" svg:width="2.7894in" svg:height="0.5933in" svg:x="1.8429in" svg:y="4.0181in"><text:p text:style-name="P97">bcm2835 <text:s/>API</text:p><draw:enhanced-geometry svg:viewBox="0 0 21600 21600" draw:type="rectangle" draw:enhanced-path="M 0 0 L 21600 0 21600 21600 0 21600 0 0 Z N"/></draw:custom-shape><draw:custom-shape text:anchor-type="paragraph" draw:z-index="4" draw:name="Shape1" draw:style-name="gr5" draw:text-style-name="P101" svg:width="2.7898in" svg:height="0.5941in" svg:x="1.939in" svg:y="5.1689in"><text:p text:style-name="P97"><text:span text:style-name="T58">/dev/mem or /</text:span><text:span text:style-name="T59">dev</text:span><text:span text:style-name="T60">/kmem</text:span></text:p><text:p text:style-name="P97"><text:span text:style-name="T60">(Depending on user permission)</text:span></text:p><draw:enhanced-geometry svg:viewBox="0 0 21600 21600" draw:type="rectangle" draw:enhanced-path="M 0 0 L 21600 0 21600 21600 0 21600 0 0 Z N"/></draw:custom-shape><draw:custom-shape text:anchor-type="paragraph" draw:z-index="5" draw:name="Shape1" draw:style-name="gr6" draw:text-style-name="P99" svg:width="1.7232in" svg:height="0.5933in" draw:transform="rotate (-1.5707963267949) translate (5.91875in 0.747222222222222in)"><text:p text:style-name="P97">twowire.h</text:p><draw:enhanced-geometry svg:viewBox="0 0 21600 21600" draw:type="rectangle" draw:enhanced-path="M 0 0 L 21600 0 21600 21600 0 21600 0 0 Z N"/></draw:custom-shape><draw:custom-shape text:anchor-type="paragraph" draw:z-index="6" draw:name="Shape1" draw:style-name="gr7" draw:text-style-name="P100" svg:width="2.2524in" svg:height="0.4335in" draw:transform="rotate (-1.5707963267949) translate (1.00902777777778in 2.14236111111111in)"><text:p text:style-name="P97">bcm2835.h</text:p><draw:enhanced-geometry svg:viewBox="0 0 21600 21600" draw:type="rectangle" draw:enhanced-path="M 0 0 L 21600 0 21600 21600 0 21600 0 0 Z N"/></draw:custom-shape><draw:line text:anchor-type="paragraph" draw:z-index="7" draw:name="Shape2" draw:style-name="gr8" draw:text-style-name="P97" svg:x1="4.9555in" svg:y1="1.1831in" svg:x2="4.5618in" svg:y2="0.9165in"><text:p/></draw:line><draw:line text:anchor-type="paragraph" draw:z-index="8" draw:name="Shape3" draw:style-name="gr8" draw:text-style-name="P97" svg:x1="4.9906in" svg:y1="1.5417in" svg:x2="4.7008in" svg:y2="1.878in"><text:p/></draw:line><draw:line text:anchor-type="paragraph" draw:z-index="9" draw:name="Shape4" draw:style-name="gr8" draw:text-style-name="P97" svg:x1="1.0319in" svg:y1="2.7571in" svg:x2="1.5756in" svg:y2="2.2134in"><text:p/></draw:line><draw:line text:anchor-type="paragraph" draw:z-index="10" draw:name="Shape5" draw:style-name="gr8" draw:text-style-name="P97" svg:x1="1.1819in" svg:y1="3.2547in" svg:x2="1.5984in" svg:y2="3.2429in"><text:p/></draw:line><draw:line text:anchor-type="paragraph" draw:z-index="11" draw:name="Shape6" draw:style-name="gr8" draw:text-style-name="P97" svg:x1="0.9508in" svg:y1="3.6173in" svg:x2="1.5409in" svg:y2="4.1457in"><text:p/></draw:line><draw:custom-shape text:anchor-type="paragraph" draw:z-index="12" draw:name="Shape8" draw:style-name="gr9" svg:width="1.2815in" svg:height="0.6669in" svg:x="2.5547in" svg:y="0.904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name="Shape9" draw:style-name="gr10" svg:width="0.7295in" svg:height="0.3543in" svg:x="3.5028in" svg:y="2.32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name="Shape8" draw:style-name="gr11" draw:text-style-name="P100" svg:width="1.5004in" svg:height="1.5642in" svg:x="1.6382in" svg:y="2.3835in"><text:p text:style-name="P97">Hard I2C</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5" draw:name="Shape9" draw:style-name="gr10" svg:width="0.7295in" svg:height="0.3543in" svg:x="3.5547in" svg:y="3.508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name="Shape9" draw:style-name="gr10" svg:width="0.7295in" svg:height="0.3543in" svg:x="2.9091in" svg:y="4.737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17" draw:name="Shape3" draw:style-name="gr8" draw:text-style-name="P97" svg:x1="5.326in" svg:y1="1.7327in" svg:x2="4.7217in" svg:y2="3.0862in"><text:p/></draw:line><draw:custom-shape text:anchor-type="paragraph" draw:z-index="18" draw:name="Shape1" draw:style-name="gr12" draw:text-style-name="P102" svg:width="2.7898in" svg:height="0.5941in" svg:x="1.9598in" svg:y="6.2626in"><text:p text:style-name="P97"><text:span text:style-name="T58">BCM2835</text:span></text:p><draw:enhanced-geometry svg:viewBox="0 0 21600 21600" draw:type="rectangle" draw:enhanced-path="M 0 0 L 21600 0 21600 21600 0 21600 0 0 Z N"/></draw:custom-shape><draw:custom-shape text:anchor-type="paragraph" draw:z-index="19" draw:name="Shape9" draw:style-name="gr10" svg:width="0.7295in" svg:height="0.3543in" svg:x="2.9193in" svg:y="5.81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h text:style-name="P64" text:outline-level="1"><text:bookmark-start text:name="__RefHeading___Toc1538_192951525"/><text:span text:style-name="T23">2. </text:span>Software<text:bookmark-end text:name="__RefHeading___Toc1538_192951525"/></text:h>
      <text:h text:style-name="P78" text:outline-level="2"><text:bookmark-start text:name="__RefHeading___Toc850_1908476919"/><text:span text:style-name="T23">2. 1 </text:span>Installation<text:bookmark-end text:name="__RefHeading___Toc850_1908476919"/></text:h>
      <text:p text:style-name="P22"/>
      <text:p text:style-name="P23"><text:span text:style-name="T10">As with many of my projects I </text:span>make use of the <text:span text:style-name="T23">BCM2835</text:span> library to control the IO. <text:span text:style-name="T30">This is a library that communicates directly with the BCM2835 hardware, not using the I2C code from the kernel and thus allowing high response speed and flexibility.</text:span></text:p>
      <text:p text:style-name="P23"/>
      <text:h text:style-name="P89" text:outline-level="3"><text:bookmark-start text:name="__RefHeading__818_1484170427"/><text:span text:style-name="T23">2.1.1 </text:span>BCM2835 library<text:bookmark-end text:name="__RefHeading__818_1484170427"/></text:h>
      <text:p text:style-name="P23">Install latest from BCM2835 from : http://www.airspayce.com/mikem/bcm2835/</text:p>
      <text:p text:style-name="P23"/>
      <text:p text:style-name="P23">1. wget http://www.airspayce.com/mikem/bcm2835/bcm2835-1.5<text:span text:style-name="T11">6</text:span>.tar.gz</text:p>
      <text:p text:style-name="P23">2. tar -zxf bcm2835-1.5<text:span text:style-name="T11">6</text:span>.tar.gz<text:tab/><text:tab/><text:span text:style-name="T50">(</text:span>1.5<text:span text:style-name="T12">6</text:span> was version at the time of writing<text:span text:style-name="T50">)</text:span></text:p>
      <text:p text:style-name="P23">3. cd bcm2835-1.5<text:span text:style-name="T11">6</text:span></text:p>
      <text:p text:style-name="P23">4. ./configure</text:p>
      <text:p text:style-name="P23">5. sudo make check</text:p>
      <text:p text:style-name="P23">6. sudo make install</text:p>
      <text:p text:style-name="P23"/>
      <text:p text:style-name="P21">In order for this software to run you should NOT enable i2C in raspi-config to load the kernel drivers. It works directly on the hardware, but you’ll have to run program as root.</text:p>
      <text:p text:style-name="P29"/>
      <text:h text:style-name="P89" text:outline-level="3"><text:bookmark-start text:name="__RefHeading___Toc852_1908476919"/><text:span text:style-name="T23">2</text:span>.1.2 <text:span text:style-name="T23">twowire library</text:span><text:bookmark-end text:name="__RefHeading___Toc852_1908476919"/></text:h>
      <text:p text:style-name="P61">Obtain the latest version from : <text:a xlink:type="simple" xlink:href="https://github.com/paulvha/twowire" text:style-name="Internet_20_link" text:visited-style-name="Visited_20_Internet_20_Link">https://github.com/paulvha/twowire</text:a></text:p>
      <text:p text:style-name="P61"/>
      <text:p text:style-name="P61">1. download the zip-file (clone or download / download zip-file<text:span text:style-name="T53">) in the wanted directory</text:span></text:p>
      <text:p text:style-name="P61">2. unzip twowire-master.zip (*1)</text:p>
      <text:p text:style-name="P61">3. cd twowire-master</text:p>
      <text:p text:style-name="P61">4. <text:span text:style-name="T53">make install</text:span></text:p>
      <text:p text:style-name="P61"/>
      <text:p text:style-name="P61">*1<text:span text:style-name="T53">)</text:span> if you do not have unzip : <text:span text:style-name="Source_20_Text">sudo apt-get install zip unzip</text:span></text:p>
      <text:p text:style-name="P24"/>
      <text:p text:style-name="P57">“make install” will create and install a <text:span text:style-name="T48">dynamic</text:span> library,. <text:span text:style-name="T46">If needed </text:span>“<text:span text:style-name="T46">make install-static” creates a </text:span><text:span text:style-name="T49">static</text:span><text:span text:style-name="T46"> library, </text:span><text:s/><text:span text:style-name="T47">In the software directory you will find the following files (next to this document)</text:span></text:p>
      <text:p text:style-name="P16"/>
      <text:p text:style-name="P16"><text:span text:style-name="T24">twowire</text:span>.cpp :</text:p>
      <text:p text:style-name="P69">This is the <text:span text:style-name="T46">source of the library </text:span>that will be discussed in detail in a next section. </text:p>
      <text:p text:style-name="P16"/>
      <text:p text:style-name="P16"><text:span text:style-name="T30">twowire</text:span>.h :</text:p>
      <text:p text:style-name="P69">This is the header file for the <text:span text:style-name="T24">twowire library</text:span>. </text:p>
      <text:p text:style-name="P17"/>
      <text:p text:style-name="P21"><text:span text:style-name="T14">makefile</text:span><text:span text:style-name="T13"> :</text:span></text:p>
      <text:p text:style-name="P21"><text:tab/><text:span text:style-name="T9">script </text:span>to compile the source and create an executable <text:span text:style-name="T9">with the <text:s/>make command</text:span>.</text:p>
      <text:p text:style-name="P21"/>
      <text:p text:style-name="P87"/>
      <text:h text:style-name="Heading_20_3" text:outline-level="3"><text:bookmark-start text:name="__RefHeading___Toc1195_1289497591"/>2.1.3 <text:span text:style-name="T46">How to </text:span>include in program?<text:bookmark-end text:name="__RefHeading___Toc1195_1289497591"/></text:h>
      <text:p text:style-name="P58"/>
      <text:p text:style-name="P57">To access and compile a user program correctly, <text:span text:style-name="T46">add on top in the user program:</text:span></text:p>
      <text:p text:style-name="P58"><text:tab/><text:span text:style-name="T13"># include &lt;twowire.h&gt;</text:span></text:p>
      <text:p text:style-name="P58"/>
      <text:p text:style-name="P58">Add when compiling to include both libraries : <text:span text:style-name="T13">-ltwowire -lbcm2835</text:span></text:p>
      <text:p text:style-name="P58"><text:span text:style-name="T13"/></text:p>
      <text:h text:style-name="Heading_20_3" text:outline-level="3"><text:bookmark-start text:name="__RefHeading___Toc2190_2106409437"/>2.1.4 examples <text:span text:style-name="T57">where library has been used</text:span><text:bookmark-end text:name="__RefHeading___Toc2190_2106409437"/></text:h>
      <text:p text:style-name="P85"><text:span text:style-name="T13"/></text:p>
      <text:p text:style-name="P86"><text:span text:style-name="T13">CCS811 : </text:span><text:span text:style-name="T21">: </text:span><text:a xlink:type="simple" xlink:href="https://github.com/paulvha/css811" text:style-name="Internet_20_link" text:visited-style-name="Visited_20_Internet_20_Link"><text:span text:style-name="T20">https://github.com/paulvha/</text:span></text:a><text:a xlink:type="simple" xlink:href="https://github.com/paulvha/css811" text:style-name="Internet_20_link" text:visited-style-name="Visited_20_Internet_20_Link"><text:span text:style-name="T22">css811</text:span></text:a></text:p>
      <text:p text:style-name="P86"><text:span text:style-name="T13"/></text:p>
      <text:p text:style-name="P86"><text:span text:style-name="T13">BM280 : </text:span><text:span text:style-name="T21">: </text:span><text:a xlink:type="simple" xlink:href="https://github.com/paulvha/bme280" text:style-name="Internet_20_link" text:visited-style-name="Visited_20_Internet_20_Link"><text:span text:style-name="T20">https://github.com/paulvha/bme280</text:span></text:a></text:p>
      <text:h text:style-name="P63" text:outline-level="1"><text:bookmark-start text:name="__RefHeading___Toc1540_192951525"/><text:span text:style-name="T25">3. <text:s/></text:span>TwoWire library <text:span text:style-name="T25">API calls</text:span><text:bookmark-end text:name="__RefHeading___Toc1540_192951525"/></text:h>
      <text:p text:style-name="P2"/>
      <text:h text:style-name="P77" text:outline-level="2"><text:bookmark-start text:name="__RefHeading___Toc1542_192951525"/>3.1<text:tab/>Soft-I2C and Hard_I2C<text:bookmark-end text:name="__RefHeading___Toc1542_192951525"/></text:h>
      <text:h text:style-name="P88" text:outline-level="3"><text:bookmark-start text:name="__RefHeading___Toc1544_192951525"/><text:span text:style-name="T25">3.1.1 </text:span>TwoWire(void)<text:bookmark-end text:name="__RefHeading___Toc1544_192951525"/></text:h>
      <text:p text:style-name="P4">This is the constructor and should be <text:span text:style-name="T5">set</text:span> at the beginning of a <text:span text:style-name="T45">user </text:span>program to <text:span text:style-name="T45">create a global constructor to </text:span>get access <text:span text:style-name="T45">to </text:span>the <text:span text:style-name="T45">I2C </text:span>calls. </text:p>
      <text:p text:style-name="P4"/>
      <text:p text:style-name="P4"><text:span text:style-name="T25">Example : <text:s/></text:span><text:s/>TwoWire TWI; </text:p>
      <text:p text:style-name="P2">Any next call can be re<text:span text:style-name="T1">f</text:span>eren<text:span text:style-name="T1">ce</text:span>d like <text:s/>TWI.<text:span text:style-name="T1">b</text:span>egin (..) </text:p>
      <text:p text:style-name="P2"/>
      <text:h text:style-name="P90" text:outline-level="3"><text:bookmark-start text:name="__RefHeading___Toc1546_192951525"/><text:span text:style-name="T25">3.1.2 </text:span>set<text:span text:style-name="T8">Debug</text:span>(<text:span text:style-name="T8">bool db</text:span>)<text:bookmark-end text:name="__RefHeading___Toc1546_192951525"/></text:h>
      <text:p text:style-name="P20">Enable (true) or disable (false) messages from the driver. Default is disabled.</text:p>
      <text:p text:style-name="P4"/>
      <text:h text:style-name="Heading_20_3" text:outline-level="3"><text:bookmark-start text:name="__RefHeading___Toc1200_2106409437"/>3.1.<text:span text:style-name="T54">3</text:span> setPullup()<text:bookmark-end text:name="__RefHeading___Toc1200_2106409437"/></text:h>
      <text:p text:style-name="P83"><text:span text:style-name="T55">E</text:span>nable <text:span text:style-name="T55">internal BCM2835 </text:span>pull-up resistors on the SDA and SCL line. MUST be called BEFORE begin. Some slave devices do NOT have pull-up resistors. You can either add external resistors or use the BCM2835 internal pull-up resistors.</text:p>
      <text:p text:style-name="P83"><text:s/></text:p>
      <text:p text:style-name="P83"><text:span text:style-name="T13">Note </text:span><text:span text:style-name="T19">1</text:span><text:span text:style-name="T13">: </text:span>on GPIO 2 and 3 the Raspberry Pi has hard-wired resistors already <text:span text:style-name="T55">and are omitted</text:span>.</text:p>
      <text:p text:style-name="P83"/>
      <text:p text:style-name="P83"><text:span text:style-name="T19">Note 2: </text:span><text:span text:style-name="T55">The internal BCM2935 resistors are ~10K, while the hardwired are 1.8K. In case of long I2C lines, external resistors can be preferred above internal pull-up for signal quality.</text:span> </text:p>
      <text:h text:style-name="P88" text:outline-level="3"><text:bookmark-start text:name="__RefHeading___Toc1548_192951525"/><text:span text:style-name="T25">3.1.4 </text:span>begin(bool Itoc, int sda, int scl)<text:bookmark-end text:name="__RefHeading___Toc1548_192951525"/></text:h>
      <text:p text:style-name="P15">Must be called to set the I2C communicator being used.</text:p>
      <text:p text:style-name="P15"/>
      <text:p text:style-name="P2">Itoc can been <text:s/><text:span text:style-name="T17">hard_I2C</text:span><text:span text:style-name="T13"> </text:span>or <text:s/><text:span text:style-name="T17">soft_I2C</text:span>. </text:p>
      <text:p text:style-name="P2"><text:span text:style-name="T13">If </text:span><text:span text:style-name="T17">hard_I2C</text:span><text:span text:style-name="T13"> </text:span>the I2C communication is handled by the BCM2835 chip (hardware). The advan<text:span text:style-name="T1">tage</text:span> is <text:span text:style-name="T30">little to none</text:span> dependency on the process load from the programs running. <text:span text:style-name="T38">It also provides speed upto 400Khz. </text:span>The disadvantage is that the clock stretching is very badly handled <text:span text:style-name="T42">(read: NOT) </text:span><text:s/>by the chip, <text:span text:style-name="T1">it is down to luck</text:span>. The SDA and SCL GPIO <text:span text:style-name="T7">info is</text:span> not used as this is defined by the hardware (GPIO 2 and 3).</text:p>
      <text:p text:style-name="P2"/>
      <text:p text:style-name="P2"><text:span text:style-name="T13">If </text:span><text:span text:style-name="T17">soft_I2C</text:span> the I2C communication is handled by bit-banging (software). The advantage is full support of clock stretching as well as this can be <text:span text:style-name="T4">implemented </text:span>on any GPIO. <text:span text:style-name="T30">Multiple versions can run in parallel, providing additional independent I2C channels. </text:span>The disadvantage is that it could be impacted by process<text:span text:style-name="T4">or</text:span> load <text:span text:style-name="T38">and the maximum speed is 200Khz. </text:span><text:s/>The SDA and SCL GPIO <text:span text:style-name="T4">are </text:span>used a<text:span text:style-name="T1">nd</text:span> t<text:span text:style-name="T1">he</text:span>s<text:span text:style-name="T1">e</text:span> <text:span text:style-name="T1">are</text:span> <text:span text:style-name="T30">by</text:span> <text:span text:style-name="T30">default </text:span>GPIO 2 and 3, <text:span text:style-name="T30">but can be changed. <text:s/>SDA and SCL are GPIO numbers. NOT PIN location !</text:span></text:p>
      <text:p text:style-name="P2"/>
      <text:h text:style-name="P91" text:outline-level="3"><text:bookmark-start text:name="__RefHeading___Toc1550_192951525"/><text:span text:style-name="T25">3.1.5 </text:span>setSlave(uint8_t address)<text:bookmark-end text:name="__RefHeading___Toc1550_192951525"/></text:h>
      <text:p text:style-name="P7">Set<text:span text:style-name="T5">s</text:span> the slave address of the I2C device to communicate with in the next call. <text:span text:style-name="T5">Must be set before the <text:s/>read of write communication the I2C slave device.</text:span></text:p>
      <text:p text:style-name="P28"/>
      <text:h text:style-name="P91" text:outline-level="3"><text:bookmark-start text:name="__RefHeading___Toc1552_192951525"/><text:soft-page-break/><text:span text:style-name="T25">3.1.6 </text:span>setClock(uint<text:span text:style-name="T39">16_t freq)</text:span><text:bookmark-end text:name="__RefHeading___Toc1552_192951525"/></text:h>
      <text:p text:style-name="P11"><text:span text:style-name="T5">W</text:span>ill set the I2C timing and clock frequency to use <text:span text:style-name="T6">to the device</text:span>. Between 1 and 400 Khz . <text:span text:style-name="T5">By default 100Khz. The hard_I2C can handle up to 400Khz, soft_I2C max 200Khz (even if higher speed is requested)</text:span></text:p>
      <text:p text:style-name="P11"/>
      <text:h text:style-name="P88" text:outline-level="3"><text:bookmark-start text:name="__RefHeading___Toc1554_192951525"/><text:span text:style-name="T25">3.1.7 </text:span>i2c_write(char *buffer, <text:s/>uint8_t length)<text:bookmark-end text:name="__RefHeading___Toc1554_192951525"/></text:h>
      <text:p text:style-name="P6">Will write an amount of bytes (defined by length) <text:s/>from the buffer to the I2C slave device. It will either use the hardware or software I2C communicator as defined during begin().</text:p>
      <text:p text:style-name="P6"/>
      <text:h text:style-name="P88" text:outline-level="3"><text:bookmark-start text:name="__RefHeading___Toc1556_192951525"/><text:span text:style-name="T25">3.1.8 </text:span>i2c_read(char *buffer, <text:s/>uint8_t length)<text:bookmark-end text:name="__RefHeading___Toc1556_192951525"/></text:h>
      <text:p text:style-name="P6">Will read an amount of bytes (defined by length) from the I2C slave device into the buffer. <text:s/>It will either use the hardware or software I2C communicator as defined during begin().</text:p>
      <text:p text:style-name="P6"/>
      <text:h text:style-name="P92" text:outline-level="3"><text:bookmark-start text:name="__RefHeading___Toc1167_1224178512"/><text:span text:style-name="T25">3.1.9 </text:span>i2c_read_<text:span text:style-name="T29">rs</text:span>(<text:span text:style-name="T29">char *regaddr, </text:span>char *buffer, <text:s/>uint8_t length)<text:bookmark-end text:name="__RefHeading___Toc1167_1224178512"/></text:h>
      <text:p text:style-name="P8">Will read an amount of bytes (defined by length) from the <text:span text:style-name="T29">register of an </text:span>I2C slave device into the buffer <text:span text:style-name="T29">using restart</text:span>. <text:span text:style-name="T42">This means you first write the slave and register, then perform another start (instead of stop), sent the slave address again for reading and start reading. The slave device has to support this (check the data-sheet).</text:span> <text:s/>It will either use the hardware or software I2C communicator as defined during begin().</text:p>
      <text:p text:style-name="P8"/>
      <text:h text:style-name="P91" text:outline-level="3"><text:bookmark-start text:name="__RefHeading___Toc1558_192951525"/><text:span text:style-name="T25">3.1.10 </text:span>close()<text:bookmark-end text:name="__RefHeading___Toc1558_192951525"/></text:h>
      <text:p text:style-name="P7">Will close the I2C communicator, set the GPIO back to the right state and release memory where applicable.</text:p>
      <text:p text:style-name="P6"/>
      <text:h text:style-name="Heading_20_3" text:outline-level="3"><text:bookmark-start text:name="__RefHeading___Toc1191_1289497591"/>3.1.1<text:span text:style-name="T54">1</text:span> linestatus()<text:bookmark-end text:name="__RefHeading___Toc1191_1289497591"/></text:h>
      <text:p text:style-name="P54">Will check the status of the SDA and SCL line.</text:p>
      <text:p text:style-name="P59">Returns :</text:p>
      <text:p text:style-name="P54"><text:s text:c="5"/>I2C_OK : no line error detected</text:p>
      <text:p text:style-name="P54"><text:s text:c="5"/>I2C_SCL_HELD_LOW : SCL line is held low</text:p>
      <text:p text:style-name="P54"><text:s text:c="5"/>I2C_SCL_HELD_LOW_AFTER_READ : SCL is held low for longer than clock stretch</text:p>
      <text:p text:style-name="P54"><text:s text:c="5"/>I2C_SDA_HELD_LOW : SDA line is held low</text:p>
      <text:p text:style-name="P54"><text:s text:c="5"/>I2C_SDA_HELD_LOW_AFTER_INIT : error during I2C start sequence </text:p>
      <text:p text:style-name="P54"/>
      <text:p text:style-name="P54"><text:s/></text:p>
      <text:h text:style-name="P68" text:outline-level="2"><text:bookmark-start text:name="__RefHeading___Toc1560_192951525"/>3.2 Soft-I2C <text:span text:style-name="T25">only</text:span><text:bookmark-end text:name="__RefHeading___Toc1560_192951525"/></text:h>
      <text:h text:style-name="P91" text:outline-level="3"><text:bookmark-start text:name="__RefHeading___Toc1562_192951525"/><text:span text:style-name="T25">3.2.1 </text:span>setClockStretchLimit(uint32_t limit)<text:bookmark-end text:name="__RefHeading___Toc1562_192951525"/></text:h>
      <text:p text:style-name="P11">Will set the maximum Clock Stretch Limit <text:span text:style-name="T5">and clear statistics</text:span>. By default 200us.</text:p>
      <text:p text:style-name="P11"/>
      <text:h text:style-name="P88" text:outline-level="3"><text:bookmark-start text:name="__RefHeading___Toc1564_192951525"/><text:span text:style-name="T25">3.2.2 </text:span>GetStretchStat(clock_stretch &amp;stat);<text:bookmark-end text:name="__RefHeading___Toc1564_192951525"/></text:h>
      <text:p text:style-name="P10">Will provide information around clock stretch statistics when running the software I2C. The <text:span text:style-name="T27">format is clock_stretch structure as defined in twowire.h. The timing </text:span>values are in <text:s/>(~us). <text:span text:style-name="T31">Due to program overhead and not running in real-time operating environment (as Linux is multi-tasking) the numbers are an indication. Depending on the processor load the numbers are between 5 to 10%</text:span></text:p>
      <text:p text:style-name="P30">accurate. </text:p>
      <text:p text:style-name="P30"/>
      <text:p text:style-name="P12">It will provide <text:span text:style-name="T6">the following statistics </text:span>since last set <text:span text:style-name="T6">limit </text:span>or cleared <text:span text:style-name="T2">: </text:span></text:p>
      <text:p text:style-name="P13"><text:tab/></text:p>
      <text:p text:style-name="P13"><text:tab/><text:span text:style-name="T31">T</text:span>he limit that was set (default 200), </text:p>
      <text:p text:style-name="P12"/>
      <text:p text:style-name="P12"><text:tab/>// <text:span text:style-name="T30">while reading from the slave device</text:span></text:p>
      <text:p text:style-name="P12"><text:tab/>maximum <text:span text:style-name="T2">amount of </text:span>stretch count,</text:p>
      <text:p text:style-name="P12"><text:tab/>minimum stretch count <text:span text:style-name="T6">(excluding </text:span>zero <text:span text:style-name="T2">count</text:span>), </text:p>
      <text:p text:style-name="P12"><text:tab/>total amount stretch counted, </text:p>
      <text:p text:style-name="P12"><text:tab/>amount of time clock stretch happened </text:p>
      <text:p text:style-name="P12"><text:tab/><text:span text:style-name="T27">the number of times </text:span>the limit was exceeded <text:span text:style-name="T2">(err)</text:span>.</text:p>
      <text:p text:style-name="P13"><text:tab/></text:p>
      <text:p text:style-name="P13"><text:tab/>// <text:span text:style-name="T30">while writing to the slave device</text:span></text:p>
      <text:p text:style-name="P13"><text:tab/>maximum <text:span text:style-name="T2">amount of </text:span>stretch count,</text:p>
      <text:p text:style-name="P13"><text:tab/>minimum stretch count <text:span text:style-name="T6">(excluding </text:span>zero <text:span text:style-name="T2">count</text:span>), </text:p>
      <text:p text:style-name="P13"><text:tab/>total amount stretch counted, </text:p>
      <text:p text:style-name="P13"><text:tab/>amount of time clock stretch happened </text:p>
      <text:p text:style-name="P13"><text:tab/><text:span text:style-name="T27">the number of times </text:span>the limit was exceeded <text:span text:style-name="T2">(err)</text:span>.</text:p>
      <text:p text:style-name="P9"/>
      <text:h text:style-name="P88" text:outline-level="3"><text:bookmark-start text:name="__RefHeading___Toc1566_192951525"/><text:span text:style-name="T25">3.2.3 </text:span>ClrStretchStat()<text:bookmark-end text:name="__RefHeading___Toc1566_192951525"/></text:h>
      <text:p text:style-name="P10"><text:span text:style-name="T3">Will clear the stretch statistics</text:span> <text:span text:style-name="T2">for a fresh start.</text:span></text:p>
      <text:p text:style-name="P9"/>
      <text:h text:style-name="P93" text:outline-level="3"><text:bookmark-start text:name="__RefHeading___Toc1193_1289497591"/>3.2.4 DispClockStretch()<text:bookmark-end text:name="__RefHeading___Toc1193_1289497591"/></text:h>
      <text:p text:style-name="P76">Will display the clock stretch statistics with simple printf() statements. Can be used for diagnoses</text:p>
      <text:h text:style-name="P88" text:outline-level="3"><text:bookmark-start text:name="__RefHeading___Toc1568_192951525"/><text:span text:style-name="T25">3.2.5 f</text:span>lush()<text:bookmark-end text:name="__RefHeading___Toc1568_192951525"/></text:h>
      <text:p text:style-name="P14">Will flush transmit and receive buffers. This is normally handled by the driver, but can be <text:span text:style-name="T3">used to clear manually.</text:span></text:p>
      <text:p text:style-name="P55"/>
      <text:h text:style-name="P63" text:outline-level="1"><text:bookmark-start text:name="__RefHeading___Toc1171_1224178512"/>4. <text:span text:style-name="T28">Clock stretching</text:span><text:bookmark-end text:name="__RefHeading___Toc1171_1224178512"/></text:h>
      <text:p text:style-name="P27"/>
      <text:h text:style-name="P77" text:outline-level="2"><text:bookmark-start text:name="__RefHeading___Toc1173_1224178512"/>4.1 What is clock Stretching?<text:bookmark-end text:name="__RefHeading___Toc1173_1224178512"/></text:h>
      <text:p text:style-name="P30"/>
      <text:p text:style-name="P62"><text:span text:style-name="T26">According to <text:s/>NXP I2C-bus specification <text:s/>( </text:span><text:a xlink:type="simple" xlink:href="https://www.nxp.com/docs/en/user-guide/UM10204.pdf" text:style-name="Internet_20_link" text:visited-style-name="Visited_20_Internet_20_Link"><text:span text:style-name="T26">https://www.nxp.com/docs/en/user-guide/UM10204.pdf</text:span></text:a><text:span text:style-name="T26">)</text:span></text:p>
      <text:p text:style-name="P31"/>
      <text:p text:style-name="P71"><text:span text:style-name="T33">Clock stretching pauses a transaction by holding the SCL line LOW. The transaction </text:span>cannot continue until the line is released HIGH again. Clock stretching is optional and in fact, most slave devices do not include an SCL driver so they are unable to stretch the clock.</text:p>
      <text:p text:style-name="P71"/>
      <text:p text:style-name="P71">On the byte level, a device may be able to receive bytes of data at a fast rate, but needs more time to store a received byte or prepare another byte to be transmitted. Slaves can then hold the SCL line LOW after reception and acknowledgment of a byte to force the master into a wait state until the slave is ready for the next byte transfer in a type of handshake procedure.</text:p>
      <text:p text:style-name="P71"/>
      <text:p text:style-name="P70">On the bit level, a device such as a micro-controller with or without limited hardware for the I<text:span text:style-name="T32">2</text:span>C-bus, can slow down the bus clock by extending each clock LOW period. The speed of any master is adapted to the internal operating rate of this device.</text:p>
      <text:p text:style-name="P25"/>
      <text:h text:style-name="P77" text:outline-level="2"><text:bookmark-start text:name="__RefHeading___Toc1175_1224178512"/>4.2 Why does this not work well on the Raspberry Pi<text:bookmark-end text:name="__RefHeading___Toc1175_1224178512"/></text:h>
      <text:p text:style-name="P30"/>
      <text:p text:style-name="P32">The BCM2835 just does not handle it well. </text:p>
      <text:p text:style-name="P32"/>
      <text:p text:style-name="P33">The SCL line is forced low by either the master or slave and, if released by both, it is pulled high by the pull-up resistors. The master normally provides the on-going clock signal, and so does the BCM2835. It pulls the SCL low for half of the clock <text:span text:style-name="T37">cycle</text:span> and releases for the line to be pulled-up for another half. The time is depending on the clock speed. <text:span text:style-name="T39">The data is read from SDA when the SCL signal changes from low to high.</text:span></text:p>
      <text:p text:style-name="P33"/>
      <text:p text:style-name="P33">Assume 100Khz, the cycle time is 10us, thus 5us low and 5us high. Clock stretching should be detected by the master when it releases the <text:span text:style-name="T39">SCL </text:span>line. It should detect that the line is staying low (now forced by the slave) <text:span text:style-name="T34">and should wait until it is released by the slave. Then it should restart the clock again with the 5us high time. </text:span></text:p>
      <text:p text:style-name="P33"/>
      <text:p text:style-name="P45">The BCM2835 does not wait however and seems to let it’s clock running. If the slave releases the line before master clock high-time expires (within the 5us), the SCL line will be pulled-<text:span text:style-name="T39">up</text:span> high and then <text:span text:style-name="T39">forced</text:span> low again when that master clock high-time expires. </text:p>
      <text:p text:style-name="P35"/>
      <text:p text:style-name="P45">If you are lucky, the clock_stretch done by the slave is short enough to leave enough SCL high time <text:s/>for the slave to <text:span text:style-name="T56">recognize</text:span> the clock and stay <text:span text:style-name="T56">synchronized.</text:span> If that high time pulse is too short OR when the slave releases the SCL when the master clock high time has expired and the master has already forced the SCL for the 5us low, the master and slave are out of sync. The result is unpredictable, mostly leading to NACK errors.</text:p>
      <text:p text:style-name="P46"/>
      <text:p text:style-name="P37"><text:span text:style-name="T34">T</text:span>his also explains that when you set a lower clock speed, like 35Khz instead of 100Khz, the clock cycle time is now much longer (~32us), leading to 16us high and 16us low. The chance that a slave device releases it’s clock stretch within the master clock high-time has now been increased. But still for some devices that is not enough. <text:s/><text:span text:style-name="T39">E.g. the SCD30 has documented that it can take 14mS.</text:span></text:p>
      <text:p text:style-name="P37"><text:soft-page-break/></text:p>
      <text:p text:style-name="P37"><text:span text:style-name="T37">NOTE : The BCM2835 does have the ability to set a maximum clock stretch </text:span>limit<text:span text:style-name="T34">, but all that does is detect and generate an error if the SCL line stayed low for longer than that period time. </text:span></text:p>
      <text:h text:style-name="P77" text:outline-level="2"><text:bookmark-start text:name="__RefHeading___Toc1177_1224178512"/>4.3 What is the right clock stretch value ?<text:bookmark-end text:name="__RefHeading___Toc1177_1224178512"/></text:h>
      <text:p text:style-name="P32"/>
      <text:p text:style-name="P36">By default the clock stretch value for soft_I2C is ~200us. Given that <text:span text:style-name="T35">L</text:span>inux is not a real-time operating system, <text:span text:style-name="T35">one should expect with 5% accurate. Sometimes the data-sheet will indicate the maximum expected clock stretch, else you can set an unexpected high number ( 200000 =200mS). Now leverage the DispClockStretch() call as in Appendix A . </text:span></text:p>
      <text:p text:style-name="P39">Run your program and include to display the clock stretch results. The clock-stretch needed can be depending on the commands to be executed by the slave. <text:s/>Perform some different tests and then set the clock stretch for 2 to 3 times the maximum observed. That is a save boundary. In case SCL line is not released within that limit you either have a wiring or device problem. </text:p>
      <text:p text:style-name="P34"/>
      <text:p text:style-name="P52"><text:span text:style-name="T16">WARNING: </text:span><text:span text:style-name="T36">Especially under processor load <text:s/>and when running <text:s/>multiple soft_I2C instances at the same time, you can find a low amount of events and clock-stretch time usage. These might not be caused by the slave device, but just because of multitasking Linux. Best to perform the test as standalone as possible.</text:span></text:p>
      <text:p text:style-name="P47"/>
      <text:h text:style-name="P77" text:outline-level="2"><text:bookmark-start text:name="__RefHeading___Toc1179_1224178512"/>4.4 <text:span text:style-name="T36">M</text:span>y device does not seem to use clock-stretch<text:bookmark-end text:name="__RefHeading___Toc1179_1224178512"/></text:h>
      <text:p text:style-name="P37"/>
      <text:p text:style-name="P38">There are many slave devices that have not implemented <text:span text:style-name="T39">or not use </text:span>clock stretch <text:span text:style-name="T36">and as such there will be no or little clock-stretch reading. Now what ? </text:span><text:s/></text:p>
      <text:p text:style-name="P38"/>
      <text:p text:style-name="P48">Honestly…...up to you… </text:p>
      <text:p text:style-name="P48"/>
      <text:p text:style-name="P38">You <text:span text:style-name="T43">can </text:span>continue to use the same library <text:span text:style-name="T36">soft_I2C library. Especially nice if you want to create multiple I2C channels or a single channel but on other GPIO and use GPIO 2 and 3 for something else. </text:span></text:p>
      <text:p text:style-name="P38"/>
      <text:p text:style-name="P48">If your slave supports speed more than 200Khz, and you want that, or you want less processor load it might interesting to switch to hard_I2C.</text:p>
      <text:p text:style-name="P56"/>
      <text:p text:style-name="P38"/>
      <text:p text:style-name="P32"/>
      <text:p text:style-name="P32"/>
      <text:p text:style-name="P32"/>
      <text:h text:style-name="P66" text:outline-level="1"><text:bookmark-start text:name="__RefHeading___Toc1187_1224178512"/><text:span text:style-name="T37">5. </text:span>Example code<text:bookmark-end text:name="__RefHeading___Toc1187_1224178512"/></text:h>
      <text:p text:style-name="P26"/>
      <text:h text:style-name="P79" text:outline-level="2"><text:bookmark-start text:name="__RefHeading___Toc1169_1224178512"/><text:span text:style-name="T37">5.1 <text:s/></text:span>General flow<text:bookmark-end text:name="__RefHeading___Toc1169_1224178512"/></text:h>
      <text:p text:style-name="P26"/>
      <text:p text:style-name="P41">The general program flow will be:</text:p>
      <text:p text:style-name="P41"/>
      <text:p text:style-name="P60"># include &lt;twowire.h&gt;</text:p>
      <text:p text:style-name="P41"/>
      <text:p text:style-name="P41">TwoWire <text:tab/>TWI;<text:tab/><text:tab/><text:tab/>// Create global constructor</text:p>
      <text:p text:style-name="P41"/>
      <text:p text:style-name="P59">main()</text:p>
      <text:p text:style-name="P59">{</text:p>
      <text:p text:style-name="P41"><text:tab/>TWI.begin(Soft_I2C, 2, 3);<text:tab/><text:tab/>// initialize I2C communication for soft_I2C</text:p>
      <text:p text:style-name="P41"/>
      <text:p text:style-name="P41"><text:tab/>TWI.setDebug(true);<text:tab/><text:tab/><text:tab/>// Optional to enable driver messages</text:p>
      <text:p text:style-name="P41"/>
      <text:p text:style-name="P41"><text:tab/>TWI.setClock(200);<text:tab/><text:tab/><text:tab/>// Optional overrule default clock <text:span text:style-name="T28">(100Khz)</text:span> to 200Khz</text:p>
      <text:p text:style-name="P41"/>
      <text:p text:style-name="P43"><text:tab/>TWI.setClockStretchLimit(1000)<text:tab/>// Optional <text:span text:style-name="T50">change</text:span> default stretch limit<text:span text:style-name="T28">(200us) </text:span><text:s/>to</text:p>
      <text:p text:style-name="P43"><text:tab/><text:tab/><text:tab/><text:tab/><text:tab/><text:tab/> <text:s text:c="3"/>~1000us </text:p>
      <text:p text:style-name="P41"/>
      <text:p text:style-name="P41"><text:tab/>TWI.setSlave(add)<text:tab/><text:tab/><text:tab/>// <text:s/>set I2C slave address</text:p>
      <text:p text:style-name="P41"/>
      <text:p text:style-name="P41"><text:tab/>TWI.i2c_write(buf, len)<text:tab/><text:tab/>// write a request to the slave</text:p>
      <text:p text:style-name="P41"/>
      <text:p text:style-name="P41"><text:tab/>TWI.i2c_read(buf, len)<text:tab/><text:tab/>// read values from the slave</text:p>
      <text:p text:style-name="P41"/>
      <text:p text:style-name="P41"><text:tab/>TWI.close();<text:tab/><text:tab/><text:tab/><text:tab/>// reset hardware and release memory</text:p>
      <text:p text:style-name="P59">}</text:p>
      <text:p text:style-name="P35"/>
      <text:h text:style-name="P63" text:outline-level="1"><text:bookmark-start text:name="__RefHeading___Toc1181_1224178512"/>Appendix A: Sample Code to display the clock stretch statistics<text:bookmark-end text:name="__RefHeading___Toc1181_1224178512"/></text:h>
      <text:p text:style-name="P37"/>
      <text:p text:style-name="P37"># include <text:span text:style-name="T52">&lt;</text:span>twowire.h<text:span text:style-name="T52">&gt;</text:span></text:p>
      <text:p text:style-name="P37"/>
      <text:p text:style-name="P37">/* global constructor for I2C (hardware of software) */ </text:p>
      <text:p text:style-name="P37">TwoWire TWI;</text:p>
      <text:p text:style-name="P37"/>
      <text:p text:style-name="P37">………..…now perform actions like …………………………..</text:p>
      <text:p text:style-name="P40"/>
      <text:p text:style-name="P42">TWI.begin(Soft_I2C, 2, 3);<text:tab/><text:tab/>// initialize I2C communication for soft_I2C. <text:span text:style-name="T44">SDA GPIO 2,</text:span></text:p>
      <text:p text:style-name="P53"><text:tab/><text:tab/><text:tab/><text:tab/><text:tab/> <text:s text:c="2"/>SCL GPIO 3</text:p>
      <text:p text:style-name="P40"/>
      <text:p text:style-name="P40">TWI.setClockStretchLimit(1000)<text:tab/>// Optional overrule default stretch limit<text:span text:style-name="T28">(200us)</text:span> to ~1000us </text:p>
      <text:p text:style-name="P40"/>
      <text:p text:style-name="P40">TWI.setSlave(<text:span text:style-name="T35">0x5A</text:span>)<text:tab/><text:tab/><text:tab/>// <text:s/>set I2C slave address</text:p>
      <text:p text:style-name="P40"/>
      <text:p text:style-name="P40">TWI.i2c_write(buf, len)<text:tab/><text:tab/>// write a request to the slave</text:p>
      <text:p text:style-name="P40"/>
      <text:p text:style-name="P40">TWI.i2c_read(buf, len)<text:tab/><text:tab/>// read values from the slave</text:p>
      <text:p text:style-name="P40">………………………………………………………………………….</text:p>
      <text:p text:style-name="P37"/>
      <text:p text:style-name="P53">TWI. DispClockStretch() <text:s/><text:span text:style-name="T13">Ou</text:span><text:span text:style-name="T18">tput example :</text:span></text:p>
      <text:p text:style-name="P19"/>
      <text:p text:style-name="P19"/>
      <text:p text:style-name="P44"><text:tab/>clock_stretch_limit <text:s text:c="4"/><text:tab/>1000 uS</text:p>
      <text:p text:style-name="P44"><text:s text:c="3"/><text:tab/> max <text:tab/>min <text:tab/>total time <text:s/><text:tab/>events <text:s/><text:tab/>errors</text:p>
      <text:p text:style-name="P44"><text:s text:c="3"/><text:tab/> uS <text:s text:c="3"/><text:tab/>uS <text:s/><text:tab/>uS <text:s text:c="3"/><text:tab/><text:tab/> # <text:tab/><text:tab/>#</text:p>
      <text:p text:style-name="P44">read <text:s text:c="5"/>48 <text:s text:c="3"/><text:tab/>37 <text:s/><text:tab/>214 <text:tab/><text:tab/>5 <text:s/><text:tab/><text:tab/>0</text:p>
      <text:p text:style-name="P44">write <text:s text:c="4"/>55 <text:s text:c="3"/><text:tab/>37 <text:s/><text:tab/>345 <text:tab/><text:tab/>8 <text:s/><text:tab/><text:tab/>0</text:p>
      <text:p text:style-name="P44"/>
      <text:p text:style-name="P44"/>
      <text:p text:style-name="P4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4b5c" officeooo:paragraph-rsid="00404b5c"/>
    </style:style>
    <style:style style:name="MT1" style:family="text">
      <style:text-properties officeooo:rsid="00481a1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wowire (I2C) library for Raspberry Pi<text:tab/>page <text:page-number text:select-page="current">12</text:page-number><text:s/>of <text:page-count>12</text:page-count><text:tab/>paulvha / <text:span text:style-name="MT1">October</text:span>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0:36:01.877608311</meta:creation-date>
    <dc:date>2018-10-02T18:29:08.988517826</dc:date>
    <meta:editing-duration>PT10H55M24S</meta:editing-duration>
    <meta:editing-cycles>32</meta:editing-cycles>
    <meta:generator>LibreOffice/6.0.3.2$Linux_X86_64 LibreOffice_project/00m0$Build-2</meta:generator>
    <meta:document-statistic meta:table-count="0" meta:image-count="0" meta:object-count="0" meta:page-count="12" meta:paragraph-count="220" meta:word-count="2694" meta:character-count="16314" meta:non-whitespace-character-count="13595"/>
  </office:meta>
</office:document-meta>
</file>